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eorgia" svg:font-family="Georgia, 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fa83" officeooo:paragraph-rsid="0012fa83"/>
    </style:style>
    <style:style style:name="P2" style:family="paragraph" style:parent-style-name="Standard">
      <style:text-properties officeooo:rsid="0012fa83" officeooo:paragraph-rsid="00144fde"/>
    </style:style>
    <style:style style:name="P3" style:family="paragraph" style:parent-style-name="Standard">
      <style:text-properties officeooo:paragraph-rsid="00144fde"/>
    </style:style>
    <style:style style:name="P4" style:family="paragraph" style:parent-style-name="Standard">
      <style:text-properties officeooo:rsid="00144fde" officeooo:paragraph-rsid="00144fde"/>
    </style:style>
    <style:style style:name="P5" style:family="paragraph" style:parent-style-name="Standard">
      <style:text-properties fo:font-variant="normal" fo:text-transform="none" fo:color="#111111" loext:opacity="100%" style:font-name="Comic Sans MS" fo:font-size="12pt" fo:letter-spacing="normal" fo:font-style="normal" fo:font-weight="normal" officeooo:rsid="001607a4" officeooo:paragraph-rsid="001607a4" style:font-size-asian="10.5pt" style:font-size-complex="12pt"/>
    </style:style>
    <style:style style:name="P6" style:family="paragraph" style:parent-style-name="Standard">
      <style:text-properties fo:font-variant="normal" fo:text-transform="none" fo:color="#111111" loext:opacity="100%" style:font-name="Comic Sans MS" fo:font-size="12pt" fo:letter-spacing="normal" fo:font-style="normal" fo:font-weight="normal" officeooo:rsid="0017ec9a" officeooo:paragraph-rsid="0017ec9a" style:font-size-asian="10.5pt" style:font-size-complex="12pt"/>
    </style:style>
    <style:style style:name="P7" style:family="paragraph" style:parent-style-name="Standard">
      <style:text-properties fo:font-variant="normal" fo:text-transform="none" fo:color="#111111" loext:opacity="100%" style:font-name="Comic Sans MS" fo:font-size="12pt" fo:letter-spacing="normal" fo:font-style="normal" fo:font-weight="normal" officeooo:rsid="00198159" officeooo:paragraph-rsid="00198159" style:font-size-asian="10.5pt" style:font-size-complex="12pt"/>
    </style:style>
    <style:style style:name="P8" style:family="paragraph" style:parent-style-name="Standard">
      <style:text-properties fo:font-variant="normal" fo:text-transform="none" fo:color="#111111" loext:opacity="100%" style:font-name="Comic Sans MS" fo:font-size="12pt" fo:letter-spacing="normal" fo:font-style="normal" fo:font-weight="normal" officeooo:rsid="001b4334" officeooo:paragraph-rsid="001b4334" style:font-size-asian="10.5pt" style:font-size-complex="12pt"/>
    </style:style>
    <style:style style:name="P9" style:family="paragraph" style:parent-style-name="Standard">
      <style:text-properties fo:font-variant="normal" fo:text-transform="none" fo:color="#111111" loext:opacity="100%" style:font-name="Comic Sans MS" fo:font-size="12pt" fo:letter-spacing="normal" fo:font-style="normal" fo:font-weight="normal" officeooo:rsid="001c8db8" officeooo:paragraph-rsid="001c8db8" style:font-size-asian="10.5pt" style:font-size-complex="12pt"/>
    </style:style>
    <style:style style:name="P10" style:family="paragraph" style:parent-style-name="Standard">
      <style:text-properties fo:font-variant="normal" fo:text-transform="none" fo:color="#111111" loext:opacity="100%" style:font-name="Comic Sans MS" fo:font-size="12pt" fo:letter-spacing="normal" fo:font-style="normal" fo:font-weight="normal" officeooo:rsid="001d460c" officeooo:paragraph-rsid="001d460c" style:font-size-asian="10.5pt" style:font-size-complex="12pt"/>
    </style:style>
    <style:style style:name="P11" style:family="paragraph" style:parent-style-name="Standard">
      <style:text-properties fo:font-variant="normal" fo:text-transform="none" fo:color="#111111" loext:opacity="100%" style:font-name="Comic Sans MS" fo:font-size="12pt" fo:letter-spacing="normal" fo:font-style="normal" fo:font-weight="normal" officeooo:rsid="001decb1" officeooo:paragraph-rsid="001decb1" style:font-size-asian="10.5pt" style:font-size-complex="12pt"/>
    </style:style>
    <style:style style:name="P12" style:family="paragraph" style:parent-style-name="Standard">
      <style:text-properties fo:font-variant="normal" fo:text-transform="none" fo:color="#111111" loext:opacity="100%" style:font-name="Comic Sans MS" fo:font-size="12pt" fo:letter-spacing="normal" fo:font-style="normal" fo:font-weight="normal" officeooo:rsid="001f195d" officeooo:paragraph-rsid="001f195d" style:font-size-asian="10.5pt" style:font-size-complex="12pt"/>
    </style:style>
    <style:style style:name="P13" style:family="paragraph" style:parent-style-name="Standard">
      <style:text-properties fo:font-variant="normal" fo:text-transform="none" fo:color="#111111" loext:opacity="100%" style:font-name="Comic Sans MS" fo:font-size="12pt" fo:letter-spacing="normal" fo:font-style="normal" fo:font-weight="normal" officeooo:rsid="002a8f6d" officeooo:paragraph-rsid="002ab649" style:font-size-asian="10.5pt" style:font-weight-asian="normal" style:font-size-complex="12pt" style:font-weight-complex="normal"/>
    </style:style>
    <style:style style:name="P14" style:family="paragraph" style:parent-style-name="Standard">
      <style:text-properties fo:font-variant="normal" fo:text-transform="none" fo:color="#111111" loext:opacity="100%" style:font-name="Comic Sans MS" fo:font-size="12pt" fo:letter-spacing="normal" fo:font-style="normal" fo:font-weight="normal" officeooo:rsid="001607a4" officeooo:paragraph-rsid="001607a4" fo:background-color="#ffff00" style:font-size-asian="10.5pt" style:font-size-complex="12pt"/>
    </style:style>
    <style:style style:name="P15" style:family="paragraph" style:parent-style-name="Standard">
      <style:text-properties fo:font-variant="normal" fo:text-transform="none" fo:color="#111111" loext:opacity="100%" style:font-name="Comic Sans MS" fo:font-size="12pt" fo:letter-spacing="normal" fo:font-style="normal" fo:font-weight="normal" officeooo:rsid="00209a75" officeooo:paragraph-rsid="00209a75" fo:background-color="#ffff00" style:font-size-asian="10.5pt" style:font-size-complex="12pt"/>
    </style:style>
    <style:style style:name="P16" style:family="paragraph" style:parent-style-name="Standard">
      <style:text-properties fo:font-variant="normal" fo:text-transform="none" fo:color="#111111" loext:opacity="100%" style:font-name="Comic Sans MS" fo:font-size="12pt" fo:letter-spacing="normal" fo:font-style="normal" fo:font-weight="normal" officeooo:rsid="0017ec9a" officeooo:paragraph-rsid="0017ec9a" fo:background-color="#ffff00" style:font-size-asian="10.5pt" style:font-size-complex="12pt"/>
    </style:style>
    <style:style style:name="P17" style:family="paragraph" style:parent-style-name="Standard">
      <style:text-properties fo:font-variant="normal" fo:text-transform="none" fo:color="#111111" loext:opacity="100%" style:font-name="Comic Sans MS" fo:font-size="12pt" fo:letter-spacing="normal" fo:font-style="normal" fo:font-weight="normal" officeooo:rsid="00198159" officeooo:paragraph-rsid="00198159" fo:background-color="#ffff00" style:font-size-asian="10.5pt" style:font-size-complex="12pt"/>
    </style:style>
    <style:style style:name="P18" style:family="paragraph" style:parent-style-name="Standard">
      <style:text-properties fo:font-variant="normal" fo:text-transform="none" fo:color="#111111" loext:opacity="100%" style:font-name="Comic Sans MS" fo:font-size="12pt" fo:letter-spacing="normal" fo:font-style="normal" fo:font-weight="normal" officeooo:rsid="001b4334" officeooo:paragraph-rsid="001b4334" fo:background-color="#ffff00" style:font-size-asian="10.5pt" style:font-size-complex="12pt"/>
    </style:style>
    <style:style style:name="P19" style:family="paragraph" style:parent-style-name="Standard">
      <style:text-properties fo:font-variant="normal" fo:text-transform="none" fo:color="#111111" loext:opacity="100%" style:font-name="Comic Sans MS" fo:font-size="12pt" fo:letter-spacing="normal" fo:font-style="normal" fo:font-weight="normal" officeooo:rsid="001c8db8" officeooo:paragraph-rsid="001c8db8" fo:background-color="#ffff00" style:font-size-asian="10.5pt" style:font-size-complex="12pt"/>
    </style:style>
    <style:style style:name="P20" style:family="paragraph" style:parent-style-name="Standard">
      <style:text-properties fo:font-variant="normal" fo:text-transform="none" fo:color="#111111" loext:opacity="100%" style:font-name="Comic Sans MS" fo:font-size="12pt" fo:letter-spacing="normal" fo:font-style="normal" fo:font-weight="normal" officeooo:rsid="001d460c" officeooo:paragraph-rsid="001d460c" fo:background-color="#ffff00" style:font-size-asian="10.5pt" style:font-size-complex="12pt"/>
    </style:style>
    <style:style style:name="P21" style:family="paragraph" style:parent-style-name="Standard">
      <style:text-properties fo:font-variant="normal" fo:text-transform="none" fo:color="#111111" loext:opacity="100%" style:font-name="Comic Sans MS" fo:font-size="12pt" fo:letter-spacing="normal" fo:font-style="normal" fo:font-weight="normal" officeooo:rsid="001decb1" officeooo:paragraph-rsid="001decb1" fo:background-color="#ffff00" style:font-size-asian="10.5pt" style:font-size-complex="12pt"/>
    </style:style>
    <style:style style:name="P22" style:family="paragraph" style:parent-style-name="Standard">
      <style:text-properties fo:font-variant="normal" fo:text-transform="none" fo:color="#111111" loext:opacity="100%" style:font-name="Comic Sans MS" fo:font-size="12pt" fo:letter-spacing="normal" fo:font-style="normal" fo:font-weight="normal" officeooo:rsid="001f195d" officeooo:paragraph-rsid="001f195d" fo:background-color="#ffff00" style:font-size-asian="10.5pt" style:font-size-complex="12pt"/>
    </style:style>
    <style:style style:name="P23" style:family="paragraph" style:parent-style-name="Standard">
      <style:text-properties fo:font-variant="normal" fo:text-transform="none" fo:color="#111111" loext:opacity="100%" style:font-name="Comic Sans MS" fo:font-size="12pt" fo:letter-spacing="normal" fo:font-style="normal" fo:font-weight="bold" officeooo:rsid="002aa961" officeooo:paragraph-rsid="002ab649" style:font-size-asian="10.5pt" style:font-weight-asian="bold" style:font-size-complex="12pt" style:font-weight-complex="bold"/>
    </style:style>
    <style:style style:name="P24" style:family="paragraph" style:parent-style-name="Standard">
      <style:text-properties fo:font-variant="normal" fo:text-transform="none" fo:color="#111111" loext:opacity="100%" style:font-name="Comic Sans MS" fo:font-size="12pt" fo:letter-spacing="normal" fo:font-style="normal" fo:font-weight="bold" officeooo:rsid="002ab649" officeooo:paragraph-rsid="002ab649" style:font-size-asian="10.5pt" style:font-weight-asian="bold" style:font-size-complex="12pt" style:font-weight-complex="bold"/>
    </style:style>
    <style:style style:name="P25" style:family="paragraph" style:parent-style-name="Standard">
      <style:text-properties officeooo:rsid="001607a4" officeooo:paragraph-rsid="001607a4" fo:background-color="#ffff00"/>
    </style:style>
    <style:style style:name="P26" style:family="paragraph" style:parent-style-name="Standard">
      <style:text-properties officeooo:rsid="001b4334" officeooo:paragraph-rsid="001b4334" fo:background-color="#ffff00"/>
    </style:style>
    <style:style style:name="P27" style:family="paragraph" style:parent-style-name="Standard">
      <style:text-properties officeooo:paragraph-rsid="0025b803"/>
    </style:style>
    <style:style style:name="P28" style:family="paragraph" style:parent-style-name="Text_20_body">
      <style:text-properties fo:font-weight="bold" officeooo:rsid="0026ac5c" officeooo:paragraph-rsid="0026ac5c" style:font-weight-asian="bold" style:font-weight-complex="bold"/>
    </style:style>
    <style:style style:name="P29" style:family="paragraph" style:parent-style-name="Text_20_body">
      <style:text-properties fo:font-weight="bold" officeooo:paragraph-rsid="0026ac5c"/>
    </style:style>
    <style:style style:name="P30" style:family="paragraph" style:parent-style-name="Text_20_body">
      <style:text-properties fo:font-variant="normal" fo:text-transform="none" fo:color="#212529" loext:opacity="100%" style:font-name="Georgia" fo:font-size="9.60000038146973pt" fo:letter-spacing="normal" fo:font-style="normal" fo:font-weight="normal" officeooo:paragraph-rsid="0026ac5c" style:font-weight-asian="normal" style:font-weight-complex="normal"/>
    </style:style>
    <style:style style:name="P31" style:family="paragraph" style:parent-style-name="Text_20_body">
      <style:text-properties fo:font-variant="normal" fo:text-transform="none" fo:color="#212529" loext:opacity="100%" style:font-name="Georgia" fo:font-size="9.60000038146973pt" fo:letter-spacing="normal" fo:font-style="normal" fo:font-weight="normal" officeooo:rsid="0026ac5c" officeooo:paragraph-rsid="0026ac5c" style:font-weight-asian="normal" style:font-weight-complex="normal"/>
    </style:style>
    <style:style style:name="P32" style:family="paragraph" style:parent-style-name="Text_20_body">
      <style:text-properties fo:font-variant="normal" fo:text-transform="none" fo:color="#212529" loext:opacity="100%" style:font-name="Georgia" fo:font-size="9.60000038146973pt" fo:letter-spacing="normal" fo:font-style="normal" fo:font-weight="normal" officeooo:rsid="0029a90d" officeooo:paragraph-rsid="0029a90d" style:font-size-asian="11.3500003814697pt" style:font-weight-asian="normal" style:font-size-complex="13pt" style:font-weight-complex="normal"/>
    </style:style>
    <style:style style:name="P33" style:family="paragraph" style:parent-style-name="Text_20_body">
      <style:text-properties fo:font-variant="normal" fo:text-transform="none" fo:color="#212529" loext:opacity="100%" style:font-name="Georgia" fo:font-size="9.60000038146973pt" fo:letter-spacing="normal" fo:font-style="normal" fo:font-weight="normal" officeooo:rsid="002a8f6d" officeooo:paragraph-rsid="002ab649" style:font-size-asian="10.5pt" style:font-weight-asian="normal" style:font-size-complex="12pt" style:font-weight-complex="normal"/>
    </style:style>
    <style:style style:name="P34" style:family="paragraph" style:parent-style-name="Text_20_body">
      <style:text-properties fo:font-variant="normal" fo:text-transform="none" fo:color="#212529" loext:opacity="100%" style:font-name="Georgia" fo:font-size="9.60000038146973pt" fo:letter-spacing="normal" fo:font-style="normal" fo:font-weight="bold" officeooo:rsid="002ab649" officeooo:paragraph-rsid="002ab649" style:font-size-asian="10.5pt" style:font-weight-asian="bold" style:font-size-complex="12pt" style:font-weight-complex="bold"/>
    </style:style>
    <style:style style:name="P35" style:family="paragraph" style:parent-style-name="Text_20_body">
      <style:text-properties fo:font-variant="normal" fo:text-transform="none" fo:color="#212529" loext:opacity="100%" style:font-name="Georgia" fo:font-size="9.60000038146973pt" fo:letter-spacing="normal" fo:font-style="normal" fo:font-weight="bold" officeooo:paragraph-rsid="002ab649" style:font-weight-asian="bold" style:font-weight-complex="bold"/>
    </style:style>
    <style:style style:name="P36" style:family="paragraph" style:parent-style-name="Text_20_body">
      <style:text-properties fo:font-variant="normal" fo:text-transform="none" fo:color="#212529" loext:opacity="100%" style:font-name="Georgia" fo:font-size="13pt" fo:letter-spacing="normal" fo:font-style="normal" fo:font-weight="bold" officeooo:rsid="0026ac5c" officeooo:paragraph-rsid="0026ac5c" style:font-size-asian="11.3500003814697pt" style:font-weight-asian="bold" style:font-size-complex="13pt" style:font-weight-complex="bold"/>
    </style:style>
    <style:style style:name="P37" style:family="paragraph" style:parent-style-name="Text_20_body">
      <style:text-properties fo:font-variant="normal" fo:text-transform="none" fo:color="#212529" loext:opacity="100%" style:font-name="Georgia" fo:font-size="13pt" fo:letter-spacing="normal" fo:font-style="normal" fo:font-weight="bold" officeooo:rsid="0029a90d" officeooo:paragraph-rsid="0029a90d" style:font-size-asian="11.3500003814697pt" style:font-weight-asian="bold" style:font-size-complex="13pt" style:font-weight-complex="bold"/>
    </style:style>
    <style:style style:name="P38" style:family="paragraph" style:parent-style-name="Text_20_body">
      <style:text-properties fo:font-variant="normal" fo:text-transform="none" fo:color="#212529" loext:opacity="100%" style:font-name="Georgia" fo:font-size="13pt" fo:letter-spacing="normal" fo:font-style="normal" fo:font-weight="normal" officeooo:rsid="0029a90d" officeooo:paragraph-rsid="0029a90d" style:font-size-asian="11.3500003814697pt" style:font-weight-asian="normal" style:font-size-complex="13pt" style:font-weight-complex="normal"/>
    </style:style>
    <style:style style:name="P39" style:family="paragraph" style:parent-style-name="Text_20_body">
      <style:text-properties fo:font-variant="normal" fo:text-transform="none" fo:color="#212529" loext:opacity="100%" style:font-name="Georgia" fo:font-size="13pt" fo:letter-spacing="normal" fo:font-style="normal" fo:font-weight="normal" officeooo:rsid="002a7c3f" officeooo:paragraph-rsid="002a7c3f" style:font-size-asian="11.3500003814697pt" style:font-weight-asian="normal" style:font-size-complex="13pt" style:font-weight-complex="normal"/>
    </style:style>
    <style:style style:name="P40" style:family="paragraph" style:parent-style-name="Text_20_body">
      <style:text-properties fo:font-variant="normal" fo:text-transform="none" fo:color="#212529" loext:opacity="100%" style:font-name="Georgia" fo:font-size="10.5pt" fo:letter-spacing="normal" fo:font-style="normal" fo:font-weight="normal" officeooo:rsid="002a7c3f" officeooo:paragraph-rsid="002a7c3f" style:font-size-asian="9.14999961853027pt" style:font-weight-asian="normal" style:font-size-complex="10.5pt" style:font-weight-complex="normal"/>
    </style:style>
    <style:style style:name="P41" style:family="paragraph" style:parent-style-name="Text_20_body">
      <style:text-properties fo:font-variant="normal" fo:text-transform="none" fo:color="#212529" loext:opacity="100%" style:font-name="Georgia" fo:font-size="10.5pt" fo:letter-spacing="normal" fo:font-style="normal" fo:font-weight="normal" officeooo:rsid="002a8f6d" officeooo:paragraph-rsid="002a8f6d" style:font-size-asian="9.14999961853027pt" style:font-weight-asian="normal" style:font-size-complex="10.5pt" style:font-weight-complex="normal"/>
    </style:style>
    <style:style style:name="P42" style:family="paragraph" style:parent-style-name="Text_20_body">
      <style:text-properties fo:font-variant="normal" fo:text-transform="none" fo:color="#000000" loext:opacity="100%" style:font-name="Georgia" fo:font-size="10.5pt" fo:letter-spacing="normal" fo:font-style="normal" fo:font-weight="normal" officeooo:rsid="002a8f6d" officeooo:paragraph-rsid="002a8f6d" style:font-size-asian="9.14999961853027pt" style:font-weight-asian="normal" style:font-size-complex="10.5pt" style:font-weight-complex="normal"/>
    </style:style>
    <style:style style:name="P43" style:family="paragraph" style:parent-style-name="Text_20_body">
      <style:text-properties fo:color="#000000" loext:opacity="100%" fo:font-weight="normal" officeooo:rsid="0026ac5c" officeooo:paragraph-rsid="0026ac5c" style:font-weight-asian="normal" style:font-weight-complex="normal"/>
    </style:style>
    <style:style style:name="P44" style:family="paragraph" style:parent-style-name="Text_20_body">
      <style:text-properties officeooo:paragraph-rsid="002ab649"/>
    </style:style>
    <style:style style:name="T1" style:family="text">
      <style:text-properties officeooo:rsid="0012fa83"/>
    </style:style>
    <style:style style:name="T2" style:family="text">
      <style:text-properties fo:font-variant="normal" fo:text-transform="none" fo:color="#111111" loext:opacity="100%" style:font-name="Comic Sans MS" fo:font-size="12pt" fo:letter-spacing="normal" fo:font-style="normal" fo:font-weight="normal" style:font-size-asian="10.5pt" style:font-size-complex="12pt"/>
    </style:style>
    <style:style style:name="T3" style:family="text">
      <style:text-properties fo:font-variant="normal" fo:text-transform="none" fo:color="#111111" loext:opacity="100%" style:font-name="Comic Sans MS" fo:font-size="12pt" fo:letter-spacing="normal" fo:font-style="normal" fo:font-weight="normal" officeooo:rsid="00144fde" style:font-size-asian="10.5pt" style:font-size-complex="12pt"/>
    </style:style>
    <style:style style:name="T4" style:family="text">
      <style:text-properties fo:font-variant="normal" fo:text-transform="none" fo:color="#111111" loext:opacity="100%" style:font-name="Comic Sans MS" fo:font-size="12pt" fo:letter-spacing="normal" fo:font-style="normal" fo:font-weight="normal" officeooo:rsid="001c8db8" style:font-size-asian="10.5pt" style:font-size-complex="12pt"/>
    </style:style>
    <style:style style:name="T5" style:family="text">
      <style:text-properties fo:font-variant="normal" fo:text-transform="none" fo:color="#111111" loext:opacity="100%" style:font-name="Comic Sans MS" fo:font-size="12pt" fo:letter-spacing="normal" fo:font-style="normal" fo:font-weight="normal" officeooo:rsid="00144fde" fo:background-color="#ffff00" loext:char-shading-value="0" style:font-size-asian="10.5pt" style:font-size-complex="12pt"/>
    </style:style>
    <style:style style:name="T6" style:family="text">
      <style:text-properties fo:font-variant="normal" fo:text-transform="none" fo:color="#111111" loext:opacity="100%" style:font-name="Comic Sans MS" fo:font-size="12pt" fo:letter-spacing="normal" fo:font-style="normal" fo:font-weight="bold" officeooo:rsid="0025b803" style:font-size-asian="10.5pt" style:font-weight-asian="bold" style:font-size-complex="12pt" style:font-weight-complex="bold"/>
    </style:style>
    <style:style style:name="T7" style:family="text">
      <style:text-properties fo:font-variant="normal" fo:text-transform="none" fo:color="#212529" loext:opacity="100%" style:font-name="Georgia" fo:font-size="9.60000038146973pt" fo:letter-spacing="normal" fo:font-style="normal" fo:font-weight="normal" style:font-weight-asian="normal" style:font-weight-complex="normal"/>
    </style:style>
    <style:style style:name="T8" style:family="text">
      <style:text-properties fo:font-variant="normal" fo:text-transform="none" fo:color="#212529" loext:opacity="100%" style:font-name="Georgia" fo:font-size="9.60000038146973pt" fo:letter-spacing="normal" fo:font-style="normal" fo:font-weight="bold"/>
    </style:style>
    <style:style style:name="T9" style:family="text">
      <style:text-properties fo:font-variant="normal" fo:text-transform="none" fo:color="#212529" loext:opacity="100%" style:font-name="Georgia" fo:font-size="9.60000038146973pt" fo:letter-spacing="normal" fo:font-style="normal" fo:font-weight="bold" style:font-weight-asian="bold" style:font-weight-complex="bold"/>
    </style:style>
    <style:style style:name="T10" style:family="text">
      <style:text-properties fo:font-variant="normal" fo:text-transform="none" fo:color="#0062cc" loext:opacity="100%" style:text-line-through-style="none" style:text-line-through-type="none" style:font-name="Georgia" fo:font-size="9.60000038146973pt" fo:letter-spacing="normal" fo:font-style="normal" style:text-underline-style="none" fo:font-weight="normal" style:text-blinking="false" fo:background-color="transparent" loext:char-shading-value="0" style:font-weight-asian="normal" style:font-weight-complex="normal"/>
    </style:style>
    <style:style style:name="T11" style:family="text">
      <style:text-properties style:font-name="Comic Sans MS" fo:background-color="#ffff00" loext:char-shading-value="0"/>
    </style:style>
    <style:style style:name="T12" style:family="text">
      <style:text-properties fo:background-color="#ffff00" loext:char-shading-value="0"/>
    </style:style>
    <style:style style:name="T13" style:family="text">
      <style:text-properties officeooo:rsid="00144fde" fo:background-color="#ffff00" loext:char-shading-value="0"/>
    </style:style>
    <style:style style:name="T14" style:family="text">
      <style:text-properties fo:font-weight="normal" style:font-weight-asian="normal" style:font-weight-complex="normal"/>
    </style:style>
    <style:style style:name="T15" style:family="text">
      <style:text-properties fo:font-weight="normal" officeooo:rsid="0026ac5c" style:font-weight-asian="normal" style:font-weight-complex="normal"/>
    </style:style>
    <style:style style:name="T16" style:family="text">
      <style:text-properties officeooo:rsid="0026ac5c"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officeooo:rsid="002aa961" style:font-weight-asian="bold" style:font-weight-complex="bold"/>
    </style:style>
    <style:style style:name="T19" style:family="text">
      <style:text-properties fo:font-weight="bold" officeooo:rsid="002ab649" style:font-weight-asian="bold" style:font-weight-complex="bold"/>
    </style:style>
    <style:style style:name="T20" style:family="text">
      <style:text-properties fo:font-size="9.60000038146973pt"/>
    </style:style>
    <style:style style:name="T21" style:family="text">
      <style:text-properties fo:font-size="9.60000038146973pt" fo:font-weight="bold"/>
    </style:style>
    <style:style style:name="T22" style:family="text">
      <style:text-properties fo:color="#212529" loext:opacity="100%" style:font-name="Georgia" fo:font-size="11.3999996185303pt" fo:font-weight="bold" officeooo:rsid="002ab649" style:font-weight-asian="bold" style:font-weight-complex="bold"/>
    </style:style>
    <style:style style:name="T23" style:family="text">
      <style:text-properties fo:font-size="13pt" fo:font-weight="bold" style:font-size-asian="11.3500003814697pt" style:font-weight-asian="bold" style:font-size-complex="13pt" style:font-weight-complex="bold"/>
    </style:style>
    <style:style style:name="T24" style:family="text">
      <style:text-properties style:font-name="arial" fo:font-size="9.60000038146973pt" style:font-weight-asian="bold" style:font-weight-complex="bold"/>
    </style:style>
    <style:style style:name="T25" style:family="text">
      <style:text-properties officeooo:rsid="002aa961"/>
    </style:style>
    <style:style style:name="T26" style:family="text">
      <style:text-properties fo:font-size="9.30000019073486pt" fo:font-weight="bold" officeooo:rsid="002ab649" style:font-size-asian="9.30000019073486pt" style:font-weight-asian="bold" style:font-size-complex="9.3000001907348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ttar Pradesh --&gt; </text:p>
      <text:p text:style-name="P1"/>
      <text:p text:style-name="P4">OilSeeds--</text:p>
      <text:p text:style-name="P2"><text:s/><text:tab/><text:span text:style-name="T12">1.- </text:span><text:span text:style-name="T11">mustard</text:span></text:p>
      <text:p text:style-name="P3"><text:span text:style-name="T1"><text:tab/></text:span><text:span text:style-name="T13">2.- </text:span><text:span text:style-name="T5">groundnut</text:span><text:span text:style-name="T3"><text:tab/></text:span></text:p>
      <text:p text:style-name="P25"><text:span text:style-name="T3">3. - </text:span><text:span text:style-name="T2">Rice</text:span></text:p>
      <text:p text:style-name="P14">4. - Wheat</text:p>
      <text:p text:style-name="P14">5. - Maize</text:p>
      <text:p text:style-name="P15">6. -</text:p>
      <text:p text:style-name="P14">7. - sugarcane</text:p>
      <text:p text:style-name="P14">8. - pea</text:p>
      <text:p text:style-name="P14">9. - Gram</text:p>
      <text:p text:style-name="P14">10.- Lentil</text:p>
      <text:p text:style-name="P5"/>
      <text:p text:style-name="P5"/>
      <text:p text:style-name="P6">Bihar--&gt;</text:p>
      <text:p text:style-name="P6"/>
      <text:p text:style-name="P16">1.- Makhana</text:p>
      <text:p text:style-name="P16">2.- Arhar</text:p>
      <text:p text:style-name="P16">3.- Urad</text:p>
      <text:p text:style-name="P16">4.- moong</text:p>
      <text:p text:style-name="P16">5.- gram </text:p>
      <text:p text:style-name="P16">6.- Pea</text:p>
      <text:p text:style-name="P16">7.- Lentil</text:p>
      <text:p text:style-name="P17">8.- Khesaria</text:p>
      <text:p text:style-name="P17">9.- potato</text:p>
      <text:p text:style-name="P17">10.- onion</text:p>
      <text:p text:style-name="P17">11.- cauliflower</text:p>
      <text:p text:style-name="P17">12.- eggplant</text:p>
      <text:p text:style-name="P17">13.- Rice</text:p>
      <text:p text:style-name="P17">14.- Wheat</text:p>
      <text:p text:style-name="P17">15.- Maize</text:p>
      <text:p text:style-name="P7"/>
      <text:p text:style-name="P7">Kerala--&gt;</text:p>
      <text:p text:style-name="P7"/>
      <text:p text:style-name="P17">1.- Paddy</text:p>
      <text:p text:style-name="P17">2.- coconut</text:p>
      <text:p text:style-name="P17">3.- pepper</text:p>
      <text:p text:style-name="P17">4.- cashew</text:p>
      <text:p text:style-name="P17">5.- cassave</text:p>
      <text:p text:style-name="P17">6.- rubber</text:p>
      <text:p text:style-name="P7"/>
      <text:p text:style-name="P7"/>
      <text:p text:style-name="P7"/>
      <text:p text:style-name="P8"><text:soft-page-break/>Madhya Pradesh--&gt;</text:p>
      <text:p text:style-name="P8"/>
      <text:p text:style-name="P18">1.- Soybean</text:p>
      <text:p text:style-name="P26"><text:span text:style-name="T2">2.- </text:span><text:span text:style-name="T4">Mustard</text:span></text:p>
      <text:p text:style-name="P19">3.- Lentil</text:p>
      <text:p text:style-name="P19">4.- Rice / Paddy</text:p>
      <text:p text:style-name="P19">5.- Sorghum ( jwar )</text:p>
      <text:p text:style-name="P19">6.- Gram</text:p>
      <text:p text:style-name="P19">7.- Tuar (Arhar)</text:p>
      <text:p text:style-name="P9">8.- Opium</text:p>
      <text:p text:style-name="P9">9.- Marijuana (Cannabis) / Ganja</text:p>
      <text:p text:style-name="P19">10.- cotton</text:p>
      <text:p text:style-name="P9"/>
      <text:p text:style-name="P10">West Bengal--&gt;</text:p>
      <text:p text:style-name="P10"/>
      <text:p text:style-name="P20">1.- Rice/Paddy</text:p>
      <text:p text:style-name="P20">2.- Jute</text:p>
      <text:p text:style-name="P20">3.- Sugarcane</text:p>
      <text:p text:style-name="P21">4.- Wheat</text:p>
      <text:p text:style-name="P21">5.- Maize</text:p>
      <text:p text:style-name="P21">6.- Barlay</text:p>
      <text:p text:style-name="P21">7.- Potatoes</text:p>
      <text:p text:style-name="P11"/>
      <text:p text:style-name="P12">Panjab--&gt;</text:p>
      <text:p text:style-name="P12"/>
      <text:p text:style-name="P22">1.- Wheat</text:p>
      <text:p text:style-name="P22">2.- Rice</text:p>
      <text:p text:style-name="P22">3.- Maize</text:p>
      <text:p text:style-name="P22">4.- Sugarcane</text:p>
      <text:p text:style-name="P22">5.- Cotton</text:p>
      <text:p text:style-name="P22">6.- Jowar</text:p>
      <text:p text:style-name="P22">7.- Bajra</text:p>
      <text:p text:style-name="P22">8.- Sunflower</text:p>
      <text:p text:style-name="P22">10.- Mustard</text:p>
      <text:p text:style-name="P22">11.- Potatoes</text:p>
      <text:p text:style-name="P22">12.- Onion</text:p>
      <text:p text:style-name="P22"/>
      <text:p text:style-name="P12"/>
      <text:p text:style-name="P10"/>
      <text:p text:style-name="P10"/>
      <text:p text:style-name="P10"/>
      <text:p text:style-name="P10"/>
      <text:p text:style-name="P27"><text:soft-page-break/><text:span text:style-name="T6">Makhana :- </text:span><text:span text:style-name="T14">In recent years, farming of traditionally grown crops like corn and rice in Bihar, has been hit by weather uncertainties and recurring floods. Some farmers, however, have turned the crisis into an opportunity by taking up the cultivation of foxnut as their primary produce. Popularly known as makhana, foxnut comes from the plant prickly water lily (</text:span><text:span text:style-name="Emphasis"><text:span text:style-name="T14">Euryale ferox</text:span></text:span><text:span text:style-name="T14">) which grows in the stagnant water of wetlands or ponds.</text:span></text:p>
      <text:p text:style-name="Text_20_body">Bihar is currently the world’s biggest producer of makhana with a <text:a xlink:type="simple" xlink:href="https://bioticainternational.com/ojs/index.php/biorestoday/article/view/729/553" office:target-frame-name="_blank" xlink:show="new" text:style-name="Internet_20_link" text:visited-style-name="Visited_20_Internet_20_Link">90 percent</text:a> share.</text:p>
      <text:p text:style-name="Text_20_body"/>
      <text:p text:style-name="P29"><text:span text:style-name="T16">Land Selection :- </text:span><text:span text:style-name="T15"><text:s/></text:span><text:span text:style-name="T7">Make ponds or swampy wastelands in your field and sow seeds from the previous crop, the market, or online portals. </text:span></text:p>
      <text:p text:style-name="P30"/>
      <text:p text:style-name="P36">Field Preperation :-</text:p>
      <text:p text:style-name="P28"><text:span text:style-name="T7">The pond's depth can range between </text:span><text:span text:style-name="Strong_20_Emphasis"><text:span text:style-name="T8">4-6 feet</text:span></text:span><text:span text:style-name="T7"> and must always have stagnant water. In contrast to </text:span><text:a xlink:type="simple" xlink:href="https://krishijagran.com/agripedia/traditional-methods-for-economical-paddy-cultivation/" office:target-frame-name="_blank" xlink:show="new" text:style-name="Internet_20_link" text:visited-style-name="Visited_20_Internet_20_Link"><text:span text:style-name="T10">traditional cultivation</text:span></text:a><text:span text:style-name="T7">, this does not necessitate processes such as seedling transplantation or seed sowing.</text:span></text:p>
      <text:p text:style-name="P31"/>
      <text:p text:style-name="P37">Sowing time and method:</text:p>
      <text:p text:style-name="P38"><text:span text:style-name="T20">Even makhana seedlings can be treated like other nursery plants and placed on the water field between the months of </text:span><text:span text:style-name="Strong_20_Emphasis"><text:span text:style-name="T21">February and April</text:span></text:span><text:span text:style-name="T20">.</text:span></text:p>
      <text:p text:style-name="P32">Harvesting is the most difficult aspect of makhana farming. It asks for the gathering of seeds from the muck at the pond's bottom and necessitates the use of competent personnel.</text:p>
      <text:p text:style-name="P38"/>
      <text:p text:style-name="P39"><text:span text:style-name="T17">Seed</text:span> <text:span text:style-name="T17">Rate : </text:span></text:p>
      <text:p text:style-name="P40">80 kg per hectare.</text:p>
      <text:p text:style-name="P41"><text:span text:style-name="T23">Appliction</text:span> <text:span text:style-name="T23">of</text:span> <text:s/><text:span text:style-name="T23">Fertilizer</text:span> <text:span text:style-name="T17">: </text:span></text:p>
      <text:p text:style-name="P42"><text:span text:style-name="T24">In case of inorganic field cultivation, fertilizer was applied NPK @100:60:40 and 0.5T/ha</text:span><text:span text:style-name="T17"> </text:span><text:span text:style-name="T24">to get optimum yield. In case of T4 after 2–3 days organic nutrients inform of organic cakes like castor (Ricinus communis) and Neem (Azadiracta indica L) at the proportion of 7:10 @2.5T/ha was added to the soil.</text:span><text:span text:style-name="T17"> </text:span></text:p>
      <text:p text:style-name="P43"/>
      <text:p text:style-name="P13"><text:span text:style-name="T17">Irrigation</text:span> : There is no need to Irrigation<text:span text:style-name="T25">a.</text:span></text:p>
      <text:p text:style-name="P23"/>
      <text:p text:style-name="P13"><text:span text:style-name="T18">Harvesting an</text:span><text:span text:style-name="T19">d Storags:</text:span></text:p>
      <text:p text:style-name="P24"/>
      <text:p text:style-name="P13"><text:span text:style-name="T22">The seeds are dried under full sun exposure to evaporating the moisture and it releases up to 31 percent of the moisture. Then the makhana can be temporarily stored for a maximum of </text:span><text:span text:style-name="Strong_20_Emphasis"><text:span text:style-name="T22">20-24 days</text:span></text:span><text:span text:style-name="T22">. </text:span><text:span text:style-name="T19"> </text:span></text:p>
      <text:p text:style-name="P24"/>
      <text:p text:style-name="P34">Then there's grading, which divides sun-dried seeds into five to seven grades based on their size. Cultivators utilize sieves to do this, which is then followed by heating and roasting.</text:p>
      <text:p text:style-name="P44"><text:span text:style-name="T9">The seeds are roasted in an earthen or cast iron pan at a temperature of </text:span><text:span text:style-name="Strong_20_Emphasis"><text:span text:style-name="T9">250° C – 3000° C</text:span></text:span><text:span text:style-name="T9">, with constant stirring and heating for 4-6 minutes.</text:span></text:p>
      <text:p text:style-name="P35">After that, the cooked seeds are stored for 3-4 days in a dry location. The interior edible part of makhana, i.e. kernel, is naturally separated from the exterior hard shell.</text:p>
      <text:p text:style-name="P33"><text:soft-page-break/><text:span text:style-name="T19">The seeds are then beaten with a wooden hammer to separate and extract the kernel from the hard coating after being placed on the ground. The Makhana, or kernel, is rubbed on the bamboo basket to give it whiteness and crispiness. </text:span><text:span text:style-name="T26">The makhana is then further graded according to size and packaged into gunny bags for storage and transportation.</text:span></text:p>
      <text:p text:style-name="P24"/>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eorgia" svg:font-family="Georgia, 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7T12:40:53.812000000</meta:creation-date>
    <dc:date>2021-12-07T22:29:22.568000000</dc:date>
    <meta:editing-duration>PT6H39M21S</meta:editing-duration>
    <meta:editing-cycles>12</meta:editing-cycles>
    <meta:generator>LibreOffice/7.1.0.3$Windows_X86_64 LibreOffice_project/f6099ecf3d29644b5008cc8f48f42f4a40986e4c</meta:generator>
    <meta:document-statistic meta:table-count="0" meta:image-count="0" meta:object-count="0" meta:page-count="4" meta:paragraph-count="85" meta:word-count="602" meta:character-count="3413" meta:non-whitespace-character-count="2888"/>
  </office:meta>
</office:document-meta>
</file>